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1838797637" text:style-name="L1">
        <text:list-item>
          <text:list>
            <text:list-item>
              <text:p text:style-name="P1">Get infomation user by id. method GET. Url: <text:a xlink:type="simple" xlink:href="http://113.160.225.87:8484/user/$id">http://113.160.225.87:8484/user/$id</text:a></text:p>
            </text:list-item>
            <text:list-item>
              <text:p text:style-name="P1">Listing all dishes of a meal in a day. method GET. Url: <text:a xlink:type="simple" xlink:href="http://113.160.225.87:8484/meals?from=yyyy-mm-dd&amp;days=numbers_of_day">http://113.160.225.87:8484/meals?from=yyyy-mm-dd&amp;days=numbers_of_day</text:a></text:p>
            </text:list-item>
            <text:list-item>
              <text:p text:style-name="P1">Listing all table. method GET. url: <text:a xlink:type="simple" xlink:href="http://113.160.225.87:8484/tables">http://113.160.225.87:8484/tables</text:a></text:p>
            </text:list-item>
            <text:list-item>
              <text:p text:style-name="P1">Listing all user of table. Method GET. Url: <text:a xlink:type="simple" xlink:href="http://113.160.225.87:8484/tables/">http://113.160.225.87:8484/tables/</text:a>&lt;number_of_table_id&gt;/users</text:p>
            </text:list-item>
            <text:list-item>
              <text:p text:style-name="P1">Listing all table of shift. Method GET. Url: <text:a xlink:type="simple" xlink:href="http://113.160.225.87:8484/shift/1/tables">http://113.160.225.87:8484/shift/1/tables</text:a></text:p>
            </text:list-item>
            <text:list-item>
              <text:p text:style-name="P1">Join user in a table.method POST. Params: user_id, table_id. Url: <text:a xlink:type="simple" xlink:href="http://113.160.225.87:8484/seat">http://113.160.225.87:8484/seat</text:a></text:p>
            </text:list-item>
            <text:list-item>
              <text:p text:style-name="P1">Change user in a table. Method PUT. Params: user_id, table_id, new_table_id. Url: <text:a xlink:type="simple" xlink:href="http://113.160.225.87:8484/seat">http://113.160.225.87:8484/seat</text:a></text:p>
            </text:list-item>
            <text:list-item>
              <text:p text:style-name="P1">Cancel user in a table. Method DELETE. Params: user_id, table_id. Url: <text:a xlink:type="simple" xlink:href="http://113.160.225.87:8484/seat">http://113.160.225.87:8484/seat</text:a></text:p>
            </text:list-item>
          </text:list>
        </text:list-item>
      </text:list>
      <text:p text:style-name="Standard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2:36:22</meta:creation-date>
    <dc:date>2015-08-14T17:48:15</dc:date>
    <meta:editing-duration>PT4H41M32S</meta:editing-duration>
    <meta:editing-cycles>1</meta:editing-cycles>
    <meta:document-statistic meta:table-count="0" meta:image-count="0" meta:object-count="0" meta:page-count="1" meta:paragraph-count="9" meta:word-count="97" meta:character-count="793" meta:non-whitespace-character-count="707"/>
    <meta:generator>LibreOffice/3.5$Linux_X86_64 LibreOffice_project/350m1$Build-2</meta:generator>
  </office:meta>
</office:document-meta>
</file>